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Study</text:p>
          </table:table-cell>
          <table:table-cell office:value-type="string" table:style-name="ce1">
            <text:p>Outcomes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4" table:formula="of:=[.B4]+1" table:style-name="ce1">
            <text:p>4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5" table:formula="of:=[.B5]+1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" table:formula="of:=[.B6]+1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" table:formula="of:=[.B7]+1" table:style-name="ce1">
            <text:p>7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8" table:formula="of:=[.B18]+1" table:style-name="ce1">
            <text:p>18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9" table:formula="of:=[.B19]+1" table:style-name="ce1">
            <text:p>19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20" table:formula="of:=[.B20]+1" table:style-name="ce1">
            <text:p>20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1" table:formula="of:=[.B21]+1" table:style-name="ce1">
            <text:p>21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2" table:formula="of:=[.B22]+1" table:style-name="ce1">
            <text:p>22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23" table:formula="of:=[.B23]+1" table:style-name="ce1">
            <text:p>23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4" table:formula="of:=[.B24]+1" table:style-name="ce1">
            <text:p>24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25" table:formula="of:=[.B25]+1" table:style-name="ce1">
            <text:p>25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26" table:formula="of:=[.B26]+1" table:style-name="ce1">
            <text:p>26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7" table:formula="of:=[.B27]+1" table:style-name="ce1">
            <text:p>27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28" table:formula="of:=[.B28]+1" table:style-name="ce1">
            <text:p>28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29" table:formula="of:=[.B29]+1" table:style-name="ce1">
            <text:p>29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0" table:formula="of:=[.B30]+1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1" table:formula="of:=[.B31]+1" table:style-name="ce1">
            <text:p>3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32" table:formula="of:=[.B32]+1" table:style-name="ce1">
            <text:p>32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3" table:formula="of:=[.B33]+1" table:style-name="ce1">
            <text:p>33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4" table:formula="of:=[.B34]+1" table:style-name="ce1">
            <text:p>34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35" table:formula="of:=[.B35]+1" table:style-name="ce1">
            <text:p>35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6" table:formula="of:=[.B36]+1" table:style-name="ce1">
            <text:p>36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37" table:formula="of:=[.B37]+1" table:style-name="ce1">
            <text:p>37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38" table:formula="of:=[.B38]+1" table:style-name="ce1">
            <text:p>38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9" table:formula="of:=[.B39]+1" table:style-name="ce1">
            <text:p>39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40" table:formula="of:=[.B40]+1" table:style-name="ce1">
            <text:p>4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41" table:formula="of:=[.B41]+1" table:style-name="ce1">
            <text:p>41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2" table:formula="of:=[.B42]+1" table:style-name="ce1">
            <text:p>42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43" table:formula="of:=[.B43]+1" table:style-name="ce1">
            <text:p>43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44" table:formula="of:=[.B44]+1" table:style-name="ce1">
            <text:p>44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5" table:formula="of:=[.B45]+1" table:style-name="ce1">
            <text:p>45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6" table:formula="of:=[.B46]+1" table:style-name="ce1">
            <text:p>46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47" table:formula="of:=[.B47]+1" table:style-name="ce1">
            <text:p>47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8" table:formula="of:=[.B48]+1" table:style-name="ce1">
            <text:p>48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49" table:formula="of:=[.B49]+1" table:style-name="ce1">
            <text:p>49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50" table:formula="of:=[.B50]+1" table:style-name="ce1">
            <text:p>50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51" table:formula="of:=[.B51]+1" table:style-name="ce1">
            <text:p>5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52" table:formula="of:=[.B52]+1" table:style-name="ce1">
            <text:p>52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53" table:formula="of:=[.B53]+1" table:style-name="ce1">
            <text:p>53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4" table:formula="of:=[.B54]+1" table:style-name="ce1">
            <text:p>54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55" table:formula="of:=[.B55]+1" table:style-name="ce1">
            <text:p>55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56" table:formula="of:=[.B56]+1" table:style-name="ce1">
            <text:p>56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7" table:formula="of:=[.B57]+1" table:style-name="ce1">
            <text:p>57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58" table:formula="of:=[.B58]+1" table:style-name="ce1">
            <text:p>58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59" table:formula="of:=[.B59]+1" table:style-name="ce1">
            <text:p>59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0" table:formula="of:=[.B60]+1" table:style-name="ce1">
            <text:p>6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61" table:formula="of:=[.B61]+1" table:style-name="ce1">
            <text:p>6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62" table:formula="of:=[.B62]+1" table:style-name="ce1">
            <text:p>62</text:p>
          </table:table-cell>
          <table:table-cell table:number-columns-repeated="1638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63" table:formula="of:=[.B63]+1" table:style-name="ce1">
            <text:p>63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4" table:formula="of:=[.B64]+1" table:style-name="ce1">
            <text:p>64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65" table:formula="of:=[.B65]+1" table:style-name="ce1">
            <text:p>65</text:p>
          </table:table-cell>
          <table:table-cell table:number-columns-repeated="1638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6" table:formula="of:=[.B66]+1" table:style-name="ce1">
            <text:p>66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68" table:style-name="ce1">
            <text:p>68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69" table:formula="of:=[.B69]+1" table:style-name="ce1">
            <text:p>69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70" table:formula="of:=[.B70]+1" table:style-name="ce1">
            <text:p>7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71" table:formula="of:=[.B71]+1" table:style-name="ce1">
            <text:p>71</text:p>
          </table:table-cell>
          <table:table-cell table:number-columns-repeated="16382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2" table:formula="of:=[.B72]+1" table:style-name="ce1">
            <text:p>72</text:p>
          </table:table-cell>
          <table:table-cell table:number-columns-repeated="16382"/>
        </table:table-row>
        <table:table-row table:style-name="ro1">
          <table:table-cell office:value-type="float" office:value="73" table:style-name="ce1">
            <text:p>73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float" office:value="74" table:style-name="ce1">
            <text:p>74</text:p>
          </table:table-cell>
          <table:table-cell table:number-columns-repeated="1638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5" table:formula="of:=[.B75]+1" table:style-name="ce1">
            <text:p>75</text:p>
          </table:table-cell>
          <table:table-cell table:number-columns-repeated="1638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76" table:formula="of:=[.B76]+1" table:style-name="ce1">
            <text:p>76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77" table:formula="of:=[.B77]+1" table:style-name="ce1">
            <text:p>77</text:p>
          </table:table-cell>
          <table:table-cell table:number-columns-repeated="1638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78" table:formula="of:=[.B78]+1" table:style-name="ce1">
            <text:p>78</text:p>
          </table:table-cell>
          <table:table-cell table:number-columns-repeated="16382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79" table:formula="of:=[.B79]+1" table:style-name="ce1">
            <text:p>79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80" table:formula="of:=[.B80]+1" table:style-name="ce1">
            <text:p>80</text:p>
          </table:table-cell>
          <table:table-cell table:number-columns-repeated="1638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81" table:formula="of:=[.B81]+1" table:style-name="ce1">
            <text:p>81</text:p>
          </table:table-cell>
          <table:table-cell table:number-columns-repeated="16382"/>
        </table:table-row>
        <table:table-row table:style-name="ro1">
          <table:table-cell office:value-type="float" office:value="82" table:style-name="ce1">
            <text:p>82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4" table:style-name="ce1">
            <text:p>84</text:p>
          </table:table-cell>
          <table:table-cell table:number-columns-repeated="16383" table:style-name="ce1"/>
        </table:table-row>
        <table:table-row table:style-name="ro1">
          <table:table-cell office:value-type="float" office:value="85" table:style-name="ce1">
            <text:p>8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7" table:style-name="ce1">
            <text:p>87</text:p>
          </table:table-cell>
          <table:table-cell table:number-columns-repeated="16383" table:style-name="ce1"/>
        </table:table-row>
        <table:table-row table:style-name="ro1">
          <table:table-cell office:value-type="float" office:value="88" table:style-name="ce1">
            <text:p>88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0" table:style-name="ce1">
            <text:p>90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float" office:value="93" table:style-name="ce1">
            <text:p>93</text:p>
          </table:table-cell>
          <table:table-cell table:number-columns-repeated="16383" table:style-name="ce1"/>
        </table:table-row>
        <table:table-row table:style-name="ro1">
          <table:table-cell office:value-type="float" office:value="94" table:style-name="ce1">
            <text:p>94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6" table:style-name="ce1">
            <text:p>96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float" office:value="99" table:style-name="ce1">
            <text:p>99</text:p>
          </table:table-cell>
          <table:table-cell table:number-columns-repeated="16383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2" table:style-name="ce1">
            <text:p>102</text:p>
          </table:table-cell>
          <table:table-cell table:number-columns-repeated="16383"/>
        </table:table-row>
        <table:table-row table:style-name="ro1">
          <table:table-cell office:value-type="float" office:value="103" table:style-name="ce1">
            <text:p>103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5" table:style-name="ce1">
            <text:p>105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float" office:value="108" table:style-name="ce1">
            <text:p>108</text:p>
          </table:table-cell>
          <table:table-cell table:number-columns-repeated="16383"/>
        </table:table-row>
        <table:table-row table:style-name="ro1">
          <table:table-cell office:value-type="float" office:value="109" table:style-name="ce1">
            <text:p>109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1" table:style-name="ce1">
            <text:p>111</text:p>
          </table:table-cell>
          <table:table-cell table:number-columns-repeated="16383"/>
        </table:table-row>
        <table:table-row table:style-name="ro1">
          <table:table-cell office:value-type="float" office:value="112" table:style-name="ce1">
            <text:p>112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4" table:style-name="ce1">
            <text:p>114</text:p>
          </table:table-cell>
          <table:table-cell table:number-columns-repeated="16383"/>
        </table:table-row>
        <table:table-row table:style-name="ro1">
          <table:table-cell office:value-type="float" office:value="115" table:style-name="ce1">
            <text:p>115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7" table:style-name="ce1">
            <text:p>117</text:p>
          </table:table-cell>
          <table:table-cell table:number-columns-repeated="16383"/>
        </table:table-row>
        <table:table-row table:style-name="ro1">
          <table:table-cell office:value-type="float" office:value="118" table:style-name="ce1">
            <text:p>118</text:p>
          </table:table-cell>
          <table:table-cell table:number-columns-repeated="16383"/>
        </table:table-row>
        <table:table-row table:number-rows-repeated="10484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tsand</meta:initial-creator>
    <dc:creator>tsand</dc:creator>
    <meta:creation-date>2021-11-18T13:11:29Z</meta:creation-date>
    <dc:date>2021-11-18T17:44:17Z</dc:date>
    <meta:editing-duration>PT0S</meta:editing-duration>
  </office:meta>
</office:document-meta>
</file>